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hCodeBuilder.reflectionHashCod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Builder.append( Object objec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HashCodeBuilder.appendSuper( int super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CodeBuilder.isRegistered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Builder.append( cha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CodeBuilder.append( float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shCodeBuilder.append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CodeBuilder.append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CodeBuilder.reflectionHashCode( int initialNonZeroOddNumber , int multiplierNonZeroOddNumber , Object object , boolean testTransi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CodeBuilder.append( long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shCodeBuilder.append( char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shCodeBuilder.append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Builder.append( short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shCodeBuilder.append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CodeBuilder.unregister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Builder.to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Builder.append(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CodeBuilder.append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CodeBuilder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Builder.reflectionHashCode( Object object , String [ ] excludeFie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Builder.reflectionHashCode( int initialNonZeroOddNumber , int multiplierNonZeroOddNumber , Object object , boolean testTransients , Class reflectUpTo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CodeBuilder.reflectionHashCode( int initialNonZeroOddNumber , int multiplierNonZeroOddNumber , Object object , boolean testTransients , Class reflectUpToClass , String [ ] excludeFiel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ashCodeBuilder.HashCode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CodeBuilder.register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Builder.reflectionHashCode( int initialNonZeroOddNumber , int multiplierNonZeroOddNumber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Builder.reflectionHashCode( Object object , boolean testTransi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Builder.append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CodeBuilder.reflectionHashCode( Object object , Collection excludeFie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Builder.reflectionAppend( Object object , Class clazz , HashCodeBuilder builder , boolean useTransients , String [ ] excludeField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HashCodeBuilder.append( byte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shCodeBuilder.append( boolean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shCodeBuilder.append( double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shCodeBuilder.append( Object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shCodeBuilder.append( int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shCodeBuilder.HashCodeBuilder( int initialNonZeroOddNumber , int multiplierNonZeroOddNumb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ashCodeBuilder.ge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